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B10000056DFB6D72C7E583B121.jpg" manifest:media-type="image/jpeg"/>
  <manifest:file-entry manifest:full-path="Pictures/1000020000000258000000FA2344BD9E01F01B08.png" manifest:media-type="image/png"/>
  <manifest:file-entry manifest:full-path="Pictures/100000000000020000000200D3B9E883486F08CE.png" manifest:media-type="image/png"/>
  <manifest:file-entry manifest:full-path="Pictures/10000000000009B600000585B18AD54BE6256E0C.jpg" manifest:media-type="image/jpeg"/>
  <manifest:file-entry manifest:full-path="Pictures/100002010000020000000200F272A02A6FA452B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automatic-styles>
    <style:style style:name="Tableau1" style:family="table">
      <style:table-properties style:width="15.919cm" fo:margin-left="-0.206cm" fo:margin-top="0cm" fo:margin-bottom="0cm" table:align="left"/>
    </style:style>
    <style:style style:name="Tableau1.A" style:family="table-column">
      <style:table-column-properties style:column-width="3.78cm"/>
    </style:style>
    <style:style style:name="Tableau1.B" style:family="table-column">
      <style:table-column-properties style:column-width="4.53cm"/>
    </style:style>
    <style:style style:name="Tableau1.C" style:family="table-column">
      <style:table-column-properties style:column-width="3.805cm"/>
    </style:style>
    <style:style style:name="Tableau1.1" style:family="table-row">
      <style:table-row-properties fo:keep-together="auto"/>
    </style:style>
    <style:style style:name="Tableau1.A1" style:family="table-cell">
      <style:table-cell-properties style:vertical-align="middle" fo:background-color="#ffffff" fo:padding="0.176cm" fo:border="1pt solid #000001">
        <style:background-image/>
      </style:table-cell-properties>
    </style:style>
    <style:style style:name="Tableau2" style:family="table">
      <style:table-properties style:width="18.733cm" fo:margin-left="-1.379cm" fo:margin-top="0cm" fo:margin-bottom="0cm" table:align="left"/>
    </style:style>
    <style:style style:name="Tableau2.A" style:family="table-column">
      <style:table-column-properties style:column-width="3.253cm"/>
    </style:style>
    <style:style style:name="Tableau2.B" style:family="table-column">
      <style:table-column-properties style:column-width="3.889cm"/>
    </style:style>
    <style:style style:name="Tableau2.C" style:family="table-column">
      <style:table-column-properties style:column-width="3.254cm"/>
    </style:style>
    <style:style style:name="Tableau2.D" style:family="table-column">
      <style:table-column-properties style:column-width="3.464cm"/>
    </style:style>
    <style:style style:name="Tableau2.E" style:family="table-column">
      <style:table-column-properties style:column-width="4.872cm"/>
    </style:style>
    <style:style style:name="Tableau2.1" style:family="table-row">
      <style:table-row-properties fo:keep-together="auto"/>
    </style:style>
    <style:style style:name="Tableau2.A1" style:family="table-cell">
      <style:table-cell-properties style:vertical-align="middle" fo:background-color="#ffffff" fo:padding="0.176cm" fo:border="1pt solid #000001">
        <style:background-image/>
      </style:table-cell-properties>
    </style:style>
    <style:style style:name="Tableau2.2" style:family="table-row">
      <style:table-row-properties style:min-row-height="3.669cm" fo:keep-together="auto"/>
    </style:style>
    <style:style style:name="Tableau2.3" style:family="table-row">
      <style:table-row-properties style:min-row-height="3.775cm" fo:keep-together="auto"/>
    </style:style>
    <style:style style:name="Tableau3" style:family="table">
      <style:table-properties style:width="18.071cm" fo:margin-left="-1.178cm" fo:margin-top="0cm" fo:margin-bottom="0cm" table:align="left"/>
    </style:style>
    <style:style style:name="Tableau3.A" style:family="table-column">
      <style:table-column-properties style:column-width="3.916cm"/>
    </style:style>
    <style:style style:name="Tableau3.B" style:family="table-column">
      <style:table-column-properties style:column-width="14.155cm"/>
    </style:style>
    <style:style style:name="Tableau3.1" style:family="table-row">
      <style:table-row-properties style:min-row-height="0.529cm" fo:keep-together="auto"/>
    </style:style>
    <style:style style:name="Tableau3.A1" style:family="table-cell">
      <style:table-cell-properties style:vertical-align="middle" fo:padding="0.071cm" fo:border="0.6pt solid #cccccc"/>
    </style:style>
    <style:style style:name="Tableau3.9" style:family="table-row">
      <style:table-row-properties style:min-row-height="0.882cm" fo:keep-together="auto"/>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style:text-properties style:font-name="Proxima Nova" style:font-name-asian="Proxima Nova1" style:font-name-complex="Proxima Nova1"/>
    </style:style>
    <style:style style:name="P4" style:family="paragraph" style:parent-style-name="Standard">
      <style:paragraph-properties fo:margin-top="0cm" fo:margin-bottom="0cm" loext:contextual-spacing="false" fo:line-height="100%"/>
      <style:text-properties style:font-name="Proxima Nova" style:font-name-asian="Proxima Nova1" style:font-name-complex="Proxima Nova1"/>
    </style:style>
    <style:style style:name="P5" style:family="paragraph" style:parent-style-name="Standard">
      <style:paragraph-properties fo:margin-top="0cm" fo:margin-bottom="0cm" loext:contextual-spacing="false" fo:line-height="100%" fo:text-align="justify" style:justify-single-word="false"/>
      <style:text-properties style:font-name="Proxima Nova" style:font-name-asian="Proxima Nova1" style:font-name-complex="Proxima Nova1"/>
    </style:style>
    <style:style style:name="P6" style:family="paragraph" style:parent-style-name="Standard">
      <style:paragraph-properties fo:margin-top="0cm" fo:margin-bottom="0cm" loext:contextual-spacing="false" fo:line-height="100%" fo:text-align="center" style:justify-single-word="false" fo:orphans="0" fo:widows="0"/>
      <style:text-properties style:font-name="Proxima Nova" style:font-name-asian="Proxima Nova1" style:font-name-complex="Proxima Nova1"/>
    </style:style>
    <style:style style:name="P7" style:family="paragraph" style:parent-style-name="Standard">
      <style:paragraph-properties fo:margin-top="0cm" fo:margin-bottom="0cm" loext:contextual-spacing="false" fo:text-align="justify" style:justify-single-word="false"/>
      <style:text-properties style:font-name="Proxima Nova" style:font-name-asian="Proxima Nova1" style:font-name-complex="Proxima Nova1"/>
    </style:style>
    <style:style style:name="P8" style:family="paragraph" style:parent-style-name="Standard">
      <style:paragraph-properties fo:margin-top="0cm" fo:margin-bottom="0cm" loext:contextual-spacing="false" fo:text-align="center" style:justify-single-word="false"/>
      <style:text-properties style:font-name="Proxima Nova" style:font-name-asian="Proxima Nova1" style:font-name-complex="Proxima Nova1"/>
    </style:style>
    <style:style style:name="P9" style:family="paragraph" style:parent-style-name="Standard">
      <style:paragraph-properties fo:margin-top="0cm" fo:margin-bottom="0cm" loext:contextual-spacing="false"/>
      <style:text-properties style:font-name="Proxima Nova" officeooo:paragraph-rsid="0013f305" style:font-name-asian="Proxima Nova1" style:font-name-complex="Proxima Nova1"/>
    </style:style>
    <style:style style:name="P10" style:family="paragraph" style:parent-style-name="Standard">
      <style:paragraph-properties fo:margin-top="0cm" fo:margin-bottom="0cm" loext:contextual-spacing="false" fo:text-align="justify" style:justify-single-word="false"/>
      <style:text-properties style:font-name="Proxima Nova" fo:font-style="italic" style:font-name-asian="Proxima Nova1" style:font-style-asian="italic" style:font-name-complex="Proxima Nova1"/>
    </style:style>
    <style:style style:name="P11" style:family="paragraph" style:parent-style-name="Standard">
      <style:paragraph-properties fo:margin-top="0cm" fo:margin-bottom="0cm" loext:contextual-spacing="false" fo:line-height="100%" fo:text-align="center" style:justify-single-word="false"/>
      <style:text-properties style:font-name="Proxima Nova" fo:font-size="10pt" style:font-name-asian="Proxima Nova1" style:font-size-asian="10pt" style:font-name-complex="Proxima Nova1" style:font-size-complex="10pt"/>
    </style:style>
    <style:style style:name="P12"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style:font-name-asian="Proxima Nova1" style:font-weight-asian="bold" style:font-name-complex="Proxima Nova1"/>
    </style:style>
    <style:style style:name="P13" style:family="paragraph" style:parent-style-name="Standard">
      <style:paragraph-properties fo:margin-top="0cm" fo:margin-bottom="0cm" loext:contextual-spacing="false" fo:line-height="100%" fo:text-align="justify" style:justify-single-word="false"/>
      <style:text-properties style:font-name="Proxima Nova" style:text-underline-style="solid" style:text-underline-width="auto" style:text-underline-color="font-color" style:font-name-asian="Proxima Nova1" style:font-name-complex="Proxima Nova1"/>
    </style:style>
    <style:style style:name="P14" style:family="paragraph" style:parent-style-name="Standard">
      <style:paragraph-properties fo:margin-top="0cm" fo:margin-bottom="0cm" loext:contextual-spacing="false" fo:line-height="100%"/>
    </style:style>
    <style:style style:name="P15" style:family="paragraph" style:parent-style-name="Standard">
      <style:paragraph-properties fo:margin-top="0cm" fo:margin-bottom="0cm" loext:contextual-spacing="false" fo:line-height="100%" fo:text-align="center" style:justify-single-word="false" fo:orphans="0" fo:widows="0"/>
    </style:style>
    <style:style style:name="P16" style:family="paragraph" style:parent-style-name="Standard">
      <style:paragraph-properties fo:margin-top="0cm" fo:margin-bottom="0cm" loext:contextual-spacing="false" fo:line-height="100%" fo:text-align="justify" style:justify-single-word="false"/>
    </style:style>
    <style:style style:name="P17" style:family="paragraph" style:parent-style-name="Standard">
      <style:paragraph-properties fo:margin-top="0cm" fo:margin-bottom="0cm" loext:contextual-spacing="false" fo:text-align="center" style:justify-single-word="false"/>
    </style:style>
    <style:style style:name="P18" style:family="paragraph" style:parent-style-name="Standard">
      <style:paragraph-properties fo:margin-top="0cm" fo:margin-bottom="0cm" loext:contextual-spacing="false" fo:text-align="center" style:justify-single-word="false" fo:orphans="0" fo:widows="0"/>
    </style:style>
    <style:style style:name="P19" style:family="paragraph" style:parent-style-name="Standard">
      <style:paragraph-properties fo:margin-top="0cm" fo:margin-bottom="0cm" loext:contextual-spacing="false" fo:text-align="center" style:justify-single-word="false"/>
      <style:text-properties officeooo:paragraph-rsid="0013f305"/>
    </style:style>
    <style:style style:name="P20" style:family="paragraph" style:parent-style-name="Standard">
      <style:paragraph-properties fo:margin-top="0cm" fo:margin-bottom="0cm" loext:contextual-spacing="false" fo:text-align="center" style:justify-single-word="false" fo:orphans="0" fo:widows="0"/>
      <style:text-properties fo:color="#0000ff" fo:font-size="14pt" fo:font-weight="bold" style:font-size-asian="14pt" style:font-weight-asian="bold" style:font-size-complex="14pt"/>
    </style:style>
    <style:style style:name="P21" style:family="paragraph" style:parent-style-name="Standard">
      <style:paragraph-properties fo:margin-top="0cm" fo:margin-bottom="0cm" loext:contextual-spacing="false"/>
      <style:text-properties officeooo:rsid="00157b01" officeooo:paragraph-rsid="00157b01"/>
    </style:style>
    <style:style style:name="P22" style:family="paragraph" style:parent-style-name="Heading_20_3">
      <style:paragraph-properties fo:margin-top="0cm" fo:margin-bottom="0cm" loext:contextual-spacing="false"/>
    </style:style>
    <style:style style:name="P23" style:family="paragraph" style:parent-style-name="Heading_20_2">
      <style:paragraph-properties fo:margin-top="0cm" fo:margin-bottom="0cm" loext:contextual-spacing="false"/>
    </style:style>
    <style:style style:name="P24" style:family="paragraph" style:parent-style-name="Heading_20_1">
      <style:paragraph-properties fo:margin-top="0cm" fo:margin-bottom="0cm" loext:contextual-spacing="false"/>
    </style:style>
    <style:style style:name="P25" style:family="paragraph" style:parent-style-name="Heading_20_6">
      <style:paragraph-properties fo:margin-top="0cm" fo:margin-bottom="0cm" loext:contextual-spacing="false"/>
    </style:style>
    <style:style style:name="P26" style:family="paragraph" style:parent-style-name="Heading_20_6">
      <style:paragraph-properties fo:margin-top="0cm" fo:margin-bottom="0cm" loext:contextual-spacing="false" fo:line-height="100%" fo:text-align="center" style:justify-single-word="false"/>
    </style:style>
    <style:style style:name="P27" style:family="paragraph" style:parent-style-name="Title">
      <style:paragraph-properties fo:margin-top="0cm" fo:margin-bottom="0cm" loext:contextual-spacing="false" fo:text-align="center" style:justify-single-word="false"/>
      <style:text-properties fo:color="#274e13" style:font-name="Proxima Nova" style:font-name-asian="Proxima Nova1" style:font-name-complex="Proxima Nova1"/>
    </style:style>
    <style:style style:name="P28" style:family="paragraph" style:parent-style-name="Subtitle">
      <style:paragraph-properties fo:margin-top="0cm" fo:margin-bottom="0cm" loext:contextual-spacing="false" fo:text-align="center" style:justify-single-word="false"/>
      <style:text-properties fo:color="#6aa84f" style:font-name="Proxima Nova" style:font-name-asian="Proxima Nova1" style:font-name-complex="Proxima Nova1"/>
    </style:style>
    <style:style style:name="P29" style:family="paragraph" style:parent-style-name="Heading_20_1">
      <style:paragraph-properties fo:margin-left="0cm" fo:margin-right="0cm" fo:margin-top="0cm" fo:margin-bottom="0cm" loext:contextual-spacing="false" fo:text-indent="0cm" style:auto-text-indent="false"/>
    </style:style>
    <style:style style:name="P30" style:family="paragraph" style:parent-style-name="Heading_20_1">
      <style:paragraph-properties fo:margin-left="0cm" fo:margin-right="0cm" fo:margin-top="0cm" fo:margin-bottom="0cm" loext:contextual-spacing="false" fo:text-indent="0cm" style:auto-text-indent="false"/>
      <style:text-properties style:font-name="Proxima Nova" style:font-name-asian="Proxima Nova1" style:font-name-complex="Proxima Nova1"/>
    </style:style>
    <style:style style:name="P31" style:family="paragraph" style:parent-style-name="Standard">
      <style:paragraph-properties fo:margin-left="0cm" fo:margin-right="0cm" fo:margin-top="0cm" fo:margin-bottom="0cm" loext:contextual-spacing="false" fo:text-indent="0cm" style:auto-text-indent="false"/>
      <style:text-properties style:font-name="Proxima Nova" style:text-underline-style="solid" style:text-underline-width="auto" style:text-underline-color="font-color" style:font-name-asian="Proxima Nova1" style:font-name-complex="Proxima Nova1"/>
    </style:style>
    <style:style style:name="P32" style:family="paragraph" style:parent-style-name="Standard">
      <style:paragraph-properties fo:margin-left="1.27cm" fo:margin-right="0cm" fo:margin-top="0cm" fo:margin-bottom="0cm" loext:contextual-spacing="false" fo:text-indent="0cm" style:auto-text-indent="false"/>
      <style:text-properties style:font-name="Proxima Nova" style:font-name-asian="Proxima Nova1" style:font-name-complex="Proxima Nova1"/>
    </style:style>
    <style:style style:name="P33" style:family="paragraph" style:parent-style-name="Standard">
      <style:paragraph-properties fo:margin-left="1.27cm" fo:margin-right="0cm" fo:margin-top="0cm" fo:margin-bottom="0cm" loext:contextual-spacing="false" fo:line-height="100%" fo:text-indent="0cm" style:auto-text-indent="false"/>
      <style:text-properties style:font-name="Proxima Nova" style:font-name-asian="Proxima Nova1" style:font-name-complex="Proxima Nova1"/>
    </style:style>
    <style:style style:name="P34"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style>
    <style:style style:name="P35"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italic" style:font-name-asian="Proxima Nova1" style:font-style-asian="italic" style:font-name-complex="Proxima Nova1"/>
    </style:style>
    <style:style style:name="P36"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fo:font-style="italic" style:font-name-asian="Proxima Nova1" style:font-style-asian="italic" style:font-name-complex="Proxima Nova1"/>
    </style:style>
    <style:style style:name="P37"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style:font-name-asian="Proxima Nova1" style:font-name-complex="Proxima Nova1"/>
    </style:style>
    <style:style style:name="P38"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style:font-name-asian="Proxima Nova1" style:font-name-complex="Proxima Nova1"/>
    </style:style>
    <style:style style:name="P39" style:family="paragraph" style:parent-style-name="Heading_20_3">
      <style:paragraph-properties fo:margin-left="1.27cm" fo:margin-right="0cm" fo:margin-top="0cm" fo:margin-bottom="0cm" loext:contextual-spacing="false" fo:line-height="100%" fo:text-align="justify" style:justify-single-word="false" fo:text-indent="1.27cm" style:auto-text-indent="false"/>
    </style:style>
    <style:style style:name="P40" style:family="paragraph" style:parent-style-name="Standard">
      <style:text-properties officeooo:rsid="0019ab55" officeooo:paragraph-rsid="0019ab55"/>
    </style:style>
    <style:style style:name="P41" style:family="paragraph" style:parent-style-name="Standard">
      <style:text-properties officeooo:rsid="0019fc15" officeooo:paragraph-rsid="0019fc15"/>
    </style:style>
    <style:style style:name="P42" style:family="paragraph" style:parent-style-name="Contents_20_2">
      <style:paragraph-properties>
        <style:tab-stops>
          <style:tab-stop style:position="15.921cm" style:type="right" style:leader-style="dotted" style:leader-text="."/>
        </style:tab-stops>
      </style:paragraph-properties>
    </style:style>
    <style:style style:name="P43" style:family="paragraph" style:parent-style-name="Contents_20_1">
      <style:paragraph-properties>
        <style:tab-stops>
          <style:tab-stop style:position="15.921cm" style:type="right" style:leader-style="dotted" style:leader-text="."/>
        </style:tab-stops>
      </style:paragraph-properties>
    </style:style>
    <style:style style:name="P44" style:family="paragraph" style:parent-style-name="Contents_20_3">
      <style:paragraph-properties>
        <style:tab-stops>
          <style:tab-stop style:position="15.921cm" style:type="right" style:leader-style="dotted" style:leader-text="."/>
        </style:tab-stops>
      </style:paragraph-properties>
    </style:style>
    <style:style style:name="P45" style:family="paragraph" style:parent-style-name="Standard" style:list-style-name="L1">
      <style:text-properties officeooo:rsid="0019ab55" officeooo:paragraph-rsid="0019ab55"/>
    </style:style>
    <style:style style:name="P46" style:family="paragraph" style:parent-style-name="Standard">
      <style:text-properties officeooo:rsid="0019fc15" officeooo:paragraph-rsid="0019fc15"/>
    </style:style>
    <style:style style:name="P47" style:family="paragraph" style:parent-style-name="Standard">
      <style:text-properties officeooo:rsid="001d4044" officeooo:paragraph-rsid="001d4044"/>
    </style:style>
    <style:style style:name="P48" style:family="paragraph" style:parent-style-name="Standard" style:list-style-name="WWNum8">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49"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50"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51" style:family="paragraph" style:parent-style-name="Standard" style:list-style-name="WWNum4">
      <style:paragraph-properties fo:margin-left="1.27cm" fo:margin-right="0cm" fo:margin-top="0cm" fo:margin-bottom="0cm" loext:contextual-spacing="true" fo:text-indent="-0.635cm" style:auto-text-indent="false"/>
      <style:text-properties style:font-name="Proxima Nova" style:font-name-asian="Proxima Nova1" style:font-name-complex="Proxima Nova1"/>
    </style:style>
    <style:style style:name="P52" style:family="paragraph" style:parent-style-name="Standard" style:list-style-name="WWNum4">
      <style:paragraph-properties fo:margin-left="1.27cm" fo:margin-right="0cm" fo:margin-top="0cm" fo:margin-bottom="0cm" loext:contextual-spacing="true" fo:text-indent="-0.635cm" style:auto-text-indent="false"/>
    </style:style>
    <style:style style:name="P53"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style>
    <style:style style:name="P54"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style>
    <style:style style:name="P55" style:family="paragraph" style:parent-style-name="Standard" style:list-style-name="WWNum6">
      <style:paragraph-properties fo:margin-left="1.27cm" fo:margin-right="0cm" fo:margin-top="0cm" fo:margin-bottom="0cm" loext:contextual-spacing="true" fo:line-height="100%" fo:text-indent="-0.635cm" style:auto-text-indent="false"/>
    </style:style>
    <style:style style:name="P56" style:family="paragraph" style:parent-style-name="Standard" style:list-style-name="WWNum5">
      <style:paragraph-properties fo:margin-left="1.27cm" fo:margin-right="0cm" fo:margin-top="0cm" fo:margin-bottom="0cm" loext:contextual-spacing="true" fo:line-height="100%" fo:text-indent="-0.635cm" style:auto-text-indent="false"/>
    </style:style>
    <style:style style:name="P57" style:family="paragraph" style:parent-style-name="Standard" style:list-style-name="WWNum2">
      <style:paragraph-properties fo:margin-left="1.27cm" fo:margin-right="0cm" fo:margin-top="0cm" fo:margin-bottom="0cm" loext:contextual-spacing="true" fo:line-height="100%" fo:text-indent="-0.635cm" style:auto-text-indent="false"/>
    </style:style>
    <style:style style:name="P58" style:family="paragraph" style:parent-style-name="Standard" style:list-style-name="WWNum3">
      <style:paragraph-properties fo:margin-left="1.27cm" fo:margin-right="0cm" fo:margin-top="0cm" fo:margin-bottom="0cm" loext:contextual-spacing="true" fo:line-height="100%" fo:text-indent="-0.635cm" style:auto-text-indent="false"/>
    </style:style>
    <style:style style:name="P59" style:family="paragraph" style:parent-style-name="Standard" style:list-style-name="WWNum2">
      <style:paragraph-properties fo:margin-left="1.27cm" fo:margin-right="0cm" fo:margin-top="0cm" fo:margin-bottom="0cm" loext:contextual-spacing="true" fo:text-indent="-0.635cm" style:auto-text-indent="false"/>
    </style:style>
    <style:style style:name="P60" style:family="paragraph" style:parent-style-name="Heading_20_1" style:master-page-name="Standard">
      <style:paragraph-properties fo:margin-left="0cm" fo:margin-right="0cm" fo:margin-top="0cm" fo:margin-bottom="0cm" loext:contextual-spacing="false" fo:text-indent="0cm" style:auto-text-indent="false" style:page-number="1"/>
      <style:text-properties style:font-name="Proxima Nova" style:font-name-asian="Proxima Nova1" style:font-name-complex="Proxima Nova1"/>
    </style:style>
    <style:style style:name="P61" style:family="paragraph" style:parent-style-name="Heading_20_6" style:master-page-name="Mon_20_Paysage">
      <style:paragraph-properties fo:margin-top="0cm" fo:margin-bottom="0cm" loext:contextual-spacing="false" style:page-number="auto"/>
      <style:text-properties officeooo:rsid="000ee685" officeooo:paragraph-rsid="00157b01"/>
    </style:style>
    <style:style style:name="P62" style:family="paragraph" style:parent-style-name="Heading_20_6" style:master-page-name="Landscape">
      <style:paragraph-properties fo:margin-top="0cm" fo:margin-bottom="0cm" loext:contextual-spacing="false" style:page-number="auto"/>
      <style:text-properties officeooo:rsid="000ee685" officeooo:paragraph-rsid="001d4044"/>
    </style:style>
    <style:style style:name="T1" style:family="text">
      <style:text-properties style:font-name="Proxima Nova" style:font-name-asian="Proxima Nova1" style:font-name-complex="Proxima Nova1"/>
    </style:style>
    <style:style style:name="T2" style:family="text">
      <style:text-properties style:font-name="Proxima Nova" fo:font-weight="bold" style:font-name-asian="Proxima Nova1" style:font-weight-asian="bold" style:font-name-complex="Proxima Nova1"/>
    </style:style>
    <style:style style:name="T3" style:family="text">
      <style:text-properties style:font-name="Proxima Nova" style:text-underline-style="solid" style:text-underline-width="auto" style:text-underline-color="font-color" fo:font-weight="bold" style:font-name-asian="Proxima Nova1" style:font-weight-asian="bold" style:font-name-complex="Proxima Nova1"/>
    </style:style>
    <style:style style:name="T4" style:family="text">
      <style:text-properties style:font-name="Proxima Nova" fo:font-size="12pt" fo:font-weight="bold" style:font-name-asian="Proxima Nova1" style:font-size-asian="12pt" style:font-weight-asian="bold" style:font-name-complex="Proxima Nova1" style:font-size-complex="12pt"/>
    </style:style>
    <style:style style:name="T5" style:family="text">
      <style:text-properties fo:font-weight="bold" style:font-weight-asian="bold"/>
    </style:style>
    <style:style style:name="T6" style:family="text">
      <style:text-properties style:text-underline-style="solid" style:text-underline-width="auto" style:text-underline-color="font-color" fo:font-weight="bold" style:font-weight-asian="bold"/>
    </style:style>
    <style:style style:name="T7" style:family="text">
      <style:text-properties officeooo:rsid="00157b01"/>
    </style:style>
    <style:style style:name="T8" style:family="text">
      <style:text-properties fo:color="#ff3333" fo:font-weight="bold" style:font-weight-asian="bold" style:font-weight-complex="bold"/>
    </style:style>
    <style:style style:name="T9" style:family="text">
      <style:text-properties officeooo:rsid="001d404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71cm" fo:margin-right="0.071cm" fo:margin-top="0.071cm" fo:margin-bottom="0.071cm" style:vertical-pos="top" style:vertical-rel="baseline" fo:background-color="transparent" draw:fill="none" draw:fill-color="#ffffff" fo:padding="0cm" fo:border="2.01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bookmark text:name="_jby2ckm8ld11"/></text:p>
      <text:p text:style-name="P3"/>
      <text:p text:style-name="P3"/>
      <text:p text:style-name="P3"/>
      <text:p text:style-name="P3"/>
      <text:p text:style-name="P3"/>
      <text:p text:style-name="P3"/>
      <text:p text:style-name="P3"/>
      <text:p text:style-name="P3"/>
      <text:p text:style-name="P3"/>
      <text:p text:style-name="P30"><text:bookmark text:name="_c6vhzom27ucn"/></text:p>
      <text:p text:style-name="P27"><text:bookmark text:name="_e65ksybq9t8p"/>Projet “Garden Tensions”</text:p>
      <text:p text:style-name="P28"><text:bookmark text:name="_e65ksybq9t8p1"/>Agneray Aurore</text:p>
      <text:p text:style-name="P28"><text:bookmark text:name="_6mi35jgxcykn"/>Lafage Victoire</text:p>
      <text:p text:style-name="P3"/>
      <text:p text:style-name="P3"/>
      <text:p text:style-name="P3"/>
      <text:p text:style-name="P3"/>
      <text:p text:style-name="P3"/>
      <text:p text:style-name="P3"/>
      <text:p text:style-name="P1"><draw:frame draw:style-name="fr1" draw:name="image5.png" text:anchor-type="as-char" svg:width="15.875cm" svg:height="6.615cm" draw:z-index="0"><draw:image xlink:href="Pictures/1000020000000258000000FA2344BD9E01F01B08.png" xlink:type="simple" xlink:show="embed" xlink:actuate="onLoad"/><svg:desc>monstreschoisis.png</svg:desc></draw:frame></text:p>
      <text:p text:style-name="P3"/>
      <text:p text:style-name="P26"><text:bookmark text:name="_afutiefip51s"/>FIGURE 1 - Les “Bloubii”, petites créatures fort curieuses !</text:p>
      <text:p text:style-name="P3"/>
      <text:p text:style-name="P3"/>
      <text:p text:style-name="P3"/>
      <text:p text:style-name="P3"/>
      <text:p text:style-name="P3"/>
      <text:p text:style-name="P3"/>
      <text:p text:style-name="P9"/>
      <text:p text:style-name="P9"/>
      <text:p text:style-name="P3"/>
      <text:p text:style-name="P3"/>
      <text:p text:style-name="P24"><text:soft-page-break/></text:p>
      <text:p text:style-name="P24"><text:bookmark text:name="_z4ryh0mxks03"/><text:bookmark-start text:name="__RefHeading___Toc1332_1366049386"/>Table des matières<text:bookmark-end text:name="__RefHeading___Toc1332_1366049386"/></text:p>
      <text:p text:style-name="P1"/>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3"><text:a xlink:type="simple" xlink:href="#__RefHeading___Toc1332_1366049386" text:style-name="Index_20_Link" text:visited-style-name="Index_20_Link">Table des matières<text:tab/>2</text:a></text:p>
          <text:p text:style-name="P43"><text:a xlink:type="simple" xlink:href="#__RefHeading___Toc1334_1366049386" text:style-name="Index_20_Link" text:visited-style-name="Index_20_Link">1. Présentation générale<text:tab/>3</text:a></text:p>
          <text:p text:style-name="P42"><text:a xlink:type="simple" xlink:href="#__RefHeading___Toc1336_1366049386" text:style-name="Index_20_Link" text:visited-style-name="Index_20_Link">1.1. Prologue<text:tab/>3</text:a></text:p>
          <text:p text:style-name="P42"><text:a xlink:type="simple" xlink:href="#__RefHeading___Toc1338_1366049386" text:style-name="Index_20_Link" text:visited-style-name="Index_20_Link">1.2. Archétype<text:tab/>3</text:a></text:p>
          <text:p text:style-name="P42"><text:a xlink:type="simple" xlink:href="#__RefHeading___Toc1340_1366049386" text:style-name="Index_20_Link" text:visited-style-name="Index_20_Link">1.3. Règles du jeu<text:tab/>3</text:a></text:p>
          <text:p text:style-name="P42"><text:a xlink:type="simple" xlink:href="#__RefHeading___Toc1342_1366049386" text:style-name="Index_20_Link" text:visited-style-name="Index_20_Link">1.4. Ressources<text:tab/>6</text:a></text:p>
          <text:p text:style-name="P43"><text:a xlink:type="simple" xlink:href="#__RefHeading___Toc1344_1366049386" text:style-name="Index_20_Link" text:visited-style-name="Index_20_Link">2. Description et conception des états<text:tab/>8</text:a></text:p>
          <text:p text:style-name="P42"><text:a xlink:type="simple" xlink:href="#__RefHeading___Toc1346_1366049386" text:style-name="Index_20_Link" text:visited-style-name="Index_20_Link">2.1. Description des états<text:tab/>8</text:a></text:p>
          <text:p text:style-name="P44"><text:a xlink:type="simple" xlink:href="#__RefHeading___Toc1348_1366049386" text:style-name="Index_20_Link" text:visited-style-name="Index_20_Link">2.1.1. Etat des éléments fixes<text:tab/>8</text:a></text:p>
          <text:p text:style-name="P44"><text:a xlink:type="simple" xlink:href="#__RefHeading___Toc1350_1366049386" text:style-name="Index_20_Link" text:visited-style-name="Index_20_Link">2.1.2. Etat des éléments déplaçables<text:tab/>9</text:a></text:p>
          <text:p text:style-name="P44"><text:a xlink:type="simple" xlink:href="#__RefHeading___Toc1352_1366049386" text:style-name="Index_20_Link" text:visited-style-name="Index_20_Link">2.1.3. Etat général<text:tab/>9</text:a></text:p>
          <text:p text:style-name="P42"><text:a xlink:type="simple" xlink:href="#__RefHeading___Toc1354_1366049386" text:style-name="Index_20_Link" text:visited-style-name="Index_20_Link">2.2. Conception Logicielle<text:tab/>10</text:a></text:p>
          <text:p text:style-name="P43"><text:a xlink:type="simple" xlink:href="#__RefHeading___Toc1356_1366049386" text:style-name="Index_20_Link" text:visited-style-name="Index_20_Link">3. Rendu : stratégie et conception<text:tab/>12</text:a></text:p>
          <text:p text:style-name="P42"><text:a xlink:type="simple" xlink:href="#__RefHeading___Toc1327_2030452551" text:style-name="Index_20_Link" text:visited-style-name="Index_20_Link">3.1. Stratégie de rendu d’un état<text:tab/>12</text:a></text:p>
          <text:p text:style-name="P42"><text:a xlink:type="simple" xlink:href="#__RefHeading___Toc1329_2030452551" text:style-name="Index_20_Link" text:visited-style-name="Index_20_Link">3.2. Conception logiciel<text:tab/>12</text:a></text:p>
        </text:index-body>
      </text:table-of-content>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24"><text:bookmark text:name="_91l56hi50gbe"/><text:bookmark-start text:name="__RefHeading___Toc1334_1366049386"/>1. Présentation générale<text:bookmark-end text:name="__RefHeading___Toc1334_1366049386"/></text:p>
      <text:p text:style-name="P3"/>
      <text:p text:style-name="P23"><text:bookmark text:name="_kx7gnecg3x0z"/><text:bookmark-start text:name="__RefHeading___Toc1336_1366049386"/>1.1. Prologue<text:bookmark-end text:name="__RefHeading___Toc1336_1366049386"/></text:p>
      <text:p text:style-name="P3"/>
      <text:p text:style-name="P35">Durant une nuit de pleine lune, les Bloubii atterrirent par hasard sur Terre, et plus particulièrement dans ce que nous appelons communément un “jardin”, lors d’un test de leur portail spatio-temporel. Mais une fois le soleil levé, étant minuscules, cet espace leur sembla empli de richesses et curiosités infinies à découvrir. Les créatures se dispersèrent alors pour explorer l’endroit et le trouvèrent bien attrayant. De l’herbe, du sable et de la boue à perte de vue …</text:p>
      <text:p text:style-name="P10"/>
      <text:p text:style-name="P35">Toutefois des zones incongrues leur furent inaccessibles. Nous les nommons le “ciel”, les “sucreries” (enfermées dans un bocal), le “barbecue” et la “piscine”. Ils ne savent en effet ni voler, ni ouvrir un bocal 1000 fois plus haut qu’eux, ni supporter la chaleur, ni nager. Pourtant leur curiosité intarissable va les motiver à chercher des solutions. Malheureusement, n’en trouvant pas rapidement, des tensions vont naître dans leurs rangs, et des clans vont se former … Leur objectif ? Conquérir tout le jardin, ainsi que le ciel ! Pour un jour, peut-être, explorer d’autres contrées lointaines …</text:p>
      <text:p text:style-name="P3"/>
      <text:p text:style-name="P23"><text:bookmark text:name="_2b9gkrj1fiou"/><text:bookmark-start text:name="__RefHeading___Toc1338_1366049386"/>1.2. Archétype<text:bookmark-end text:name="__RefHeading___Toc1338_1366049386"/></text:p>
      <text:p text:style-name="P32"/>
      <text:p text:style-name="P37">Ce projet est globalement inspiré du jeu Risk du point de vue des règles de conquêtes de territoires. En ce qui concerne la gestion des ressources et des cellules, cela s’inspire plutôt de Civilization.</text:p>
      <text:p text:style-name="P32"/>
      <text:p text:style-name="P23"><text:bookmark text:name="_j3sxjlk7q7ay"/><text:bookmark-start text:name="__RefHeading___Toc1340_1366049386"/>1.3. Règles du jeu<text:bookmark-end text:name="__RefHeading___Toc1340_1366049386"/></text:p>
      <text:p text:style-name="P32"/>
      <text:p text:style-name="P34"><text:span text:style-name="T1">Le jeu se déroule sur un plan de base divisé en un nombre fixé de </text:span>29<text:span text:style-name="T1"> cellules hexagonales. La majorité des cellules se regroupent en zones (zone sable, zone herbe, zone boue). Néanmoins quelques cellules sont spéciales et offrent des avantages une fois qu’elles sont conquises. Il s’agit du ciel, du pot de sucreries, du barbecue, et de la piscine. En contrepartie, elles sont aussi plus difficiles à conquérir, dans la mesure où il faut avoir accumulé un certain nombre de ressources pour pouvoir y accéder. (Cf figure 1 ci-dessous) Le plan est généré aléatoirement et change à chaque partie. </text:span></text:p>
      <text:p text:style-name="P5"/>
      <text:p text:style-name="P38">Chaque joueur dispose en début de partie d’une seule cellule ainsi que de trois créatures, dont deux permettent de conquérir des cellules adjacentes. En effet sur toute cellule conquise doit rester au moins une créature.</text:p>
      <text:p text:style-name="P5"/>
      <text:p text:style-name="P5"/>
      <text:p text:style-name="P5"/>
      <text:p text:style-name="P5"/>
      <text:p text:style-name="P5"/>
      <text:p text:style-name="P5"/>
      <text:p text:style-name="P5"/>
      <text:p text:style-name="P5"/>
      <text:p text:style-name="P5"/>
      <text:p text:style-name="P4"/>
      <table:table table:name="Tableau1" table:style-name="Tableau1">
        <table:table-column table:style-name="Tableau1.A"/>
        <table:table-column table:style-name="Tableau1.B"/>
        <table:table-column table:style-name="Tableau1.C" table:number-columns-repeated="2"/>
        <text:soft-page-break/>
        <table:table-row table:style-name="Tableau1.1">
          <table:table-cell table:style-name="Tableau1.A1" office:value-type="string">
            <text:p text:style-name="P12">Type de cellule</text:p>
          </table:table-cell>
          <table:table-cell table:style-name="Tableau1.A1" office:value-type="string">
            <text:p text:style-name="P12">Technologie à développer</text:p>
          </table:table-cell>
          <table:table-cell table:style-name="Tableau1.A1" office:value-type="string">
            <text:p text:style-name="P12">Ressources nécessaires</text:p>
          </table:table-cell>
          <table:table-cell table:style-name="Tableau1.A1" office:value-type="string">
            <text:p text:style-name="P15"><text:span text:style-name="T2">Avantage apporté (nécessi</text:span><text:span text:style-name="T5">te de dépenser les ressources listées à gauche à chaque utilisation</text:span><text:span text:style-name="T2">)</text:span></text:p>
          </table:table-cell>
        </table:table-row>
        <table:table-row table:style-name="Tableau1.1">
          <table:table-cell table:style-name="Tableau1.A1" office:value-type="string">
            <text:p text:style-name="P6">Herbe / Sable / Boue</text:p>
          </table:table-cell>
          <table:table-cell table:style-name="Tableau1.A1" office:value-type="string">
            <text:p text:style-name="P6">Aucune</text:p>
          </table:table-cell>
          <table:table-cell table:style-name="Tableau1.A1" office:value-type="string">
            <text:p text:style-name="P6">Aucune</text:p>
          </table:table-cell>
          <table:table-cell table:style-name="Tableau1.A1" office:value-type="string">
            <text:p text:style-name="P15"><text:span text:style-name="T1">Apport de ressources diverses </text:span><text:span text:style-name="T5">A CHAQUE TOUR</text:span></text:p>
          </table:table-cell>
        </table:table-row>
        <table:table-row table:style-name="Tableau1.1">
          <table:table-cell table:style-name="Tableau1.A1" office:value-type="string">
            <text:p text:style-name="P6">Ciel</text:p>
          </table:table-cell>
          <table:table-cell table:style-name="Tableau1.A1" office:value-type="string">
            <text:p text:style-name="P6">Jet-pack</text:p>
          </table:table-cell>
          <table:table-cell table:style-name="Tableau1.A1" office:value-type="string">
            <text:p text:style-name="P6">5 métaux</text:p>
          </table:table-cell>
          <table:table-cell table:style-name="Tableau1.A1" office:value-type="string">
            <text:p text:style-name="P6">Attaque possible de n’importe quelle case adverse</text:p>
          </table:table-cell>
        </table:table-row>
        <table:table-row table:style-name="Tableau1.1">
          <table:table-cell table:style-name="Tableau1.A1" office:value-type="string">
            <text:p text:style-name="P6">Sucreries</text:p>
          </table:table-cell>
          <table:table-cell table:style-name="Tableau1.A1" office:value-type="string">
            <text:p text:style-name="P6">Super-protéines </text:p>
            <text:p text:style-name="P6">(pour avoir des supers muscles)</text:p>
          </table:table-cell>
          <table:table-cell table:style-name="Tableau1.A1" office:value-type="string">
            <text:p text:style-name="P6">3 nourritures</text:p>
          </table:table-cell>
          <table:table-cell table:style-name="Tableau1.A1" office:value-type="string">
            <text:p text:style-name="P6">Génération de 3 personnages supplémentaires</text:p>
          </table:table-cell>
        </table:table-row>
        <table:table-row table:style-name="Tableau1.1">
          <table:table-cell table:style-name="Tableau1.A1" office:value-type="string">
            <text:p text:style-name="P6">Barbecue</text:p>
          </table:table-cell>
          <table:table-cell table:style-name="Tableau1.A1" office:value-type="string">
            <text:p text:style-name="P6">Armure de pierre</text:p>
          </table:table-cell>
          <table:table-cell table:style-name="Tableau1.A1" office:value-type="string">
            <text:p text:style-name="P6">3 pierres</text:p>
          </table:table-cell>
          <table:table-cell table:style-name="Tableau1.A1" office:value-type="string">
            <text:p text:style-name="P6">Possibilité de tuer gratuitement 3 personnages d’une case adverse</text:p>
          </table:table-cell>
        </table:table-row>
        <table:table-row table:style-name="Tableau1.1">
          <table:table-cell table:style-name="Tableau1.A1" office:value-type="string">
            <text:p text:style-name="P6">Piscine</text:p>
          </table:table-cell>
          <table:table-cell table:style-name="Tableau1.A1" office:value-type="string">
            <text:p text:style-name="P6">Radeau</text:p>
          </table:table-cell>
          <table:table-cell table:style-name="Tableau1.A1" office:value-type="string">
            <text:p text:style-name="P6">3 bois</text:p>
          </table:table-cell>
          <table:table-cell table:style-name="Tableau1.A1" office:value-type="string">
            <text:p text:style-name="P6">Idem</text:p>
          </table:table-cell>
        </table:table-row>
      </table:table>
      <text:p text:style-name="P11"/>
      <text:p text:style-name="P26"><text:bookmark text:name="_kheiij8yojeq"/>FIGURE 2 - Ressources nécessaires pour conquérir les cellules spéciales et avantages qu’elles procurent une fois conquises</text:p>
      <text:p text:style-name="P5"/>
      <text:p text:style-name="P7"/>
      <text:p text:style-name="P37">Avant le lancement de la partie, le joueur doit choisir le clan de créatures à contrôler. Il en existe 4 ayant chacun ses propres caractéristiques : les cuisiniers, les forgerons, les mineurs et les bûcherons. Lors des phases de conquête, chaque combat remporté génère un point de conquête, et lorsque le joueur cumule 8 points de conquête, il peut ordonner à l’une de ses créatures d’effectuer une capacité spéciale, soit un pillage qui permet de voler des ressources en plus d’attaquer, soit une attaque de zone qui affecte la cellule visée par la capacité. (Cf figure 2 ci-dessous pour le détail de ces capacités)</text:p>
      <text:p text:style-name="P3"/>
      <text:p text:style-name="P3"/>
      <text:p text:style-name="P3"/>
      <text:p text:style-name="P3"/>
      <text:p text:style-name="P3"/>
      <text:p text:style-name="P3"/>
      <text:p text:style-name="P3"/>
      <text:p text:style-name="P3"/>
      <table:table table:name="Tableau2" table:style-name="Tableau2">
        <table:table-column table:style-name="Tableau2.A"/>
        <table:table-column table:style-name="Tableau2.B"/>
        <table:table-column table:style-name="Tableau2.C"/>
        <table:table-column table:style-name="Tableau2.D"/>
        <table:table-column table:style-name="Tableau2.E"/>
        <text:soft-page-break/>
        <table:table-row table:style-name="Tableau2.1">
          <table:table-cell table:style-name="Tableau2.A1" office:value-type="string">
            <text:p text:style-name="P12">Capacité spéciale</text:p>
          </table:table-cell>
          <table:table-cell table:style-name="Tableau2.A1" office:value-type="string">
            <text:p text:style-name="P12">Cuisiniers</text:p>
          </table:table-cell>
          <table:table-cell table:style-name="Tableau2.A1" office:value-type="string">
            <text:p text:style-name="P12">Forgerons</text:p>
          </table:table-cell>
          <table:table-cell table:style-name="Tableau2.A1" office:value-type="string">
            <text:p text:style-name="P12">Mineurs</text:p>
          </table:table-cell>
          <table:table-cell table:style-name="Tableau2.A1" office:value-type="string">
            <text:p text:style-name="P12">Bûcherons</text:p>
          </table:table-cell>
        </table:table-row>
        <table:table-row table:style-name="Tableau2.2">
          <table:table-cell table:style-name="Tableau2.A1" office:value-type="string">
            <text:p text:style-name="P6">Pillage</text:p>
          </table:table-cell>
          <table:table-cell table:style-name="Tableau2.A1" office:value-type="string">
            <text:p text:style-name="P15"><text:span text:style-name="T1">Vole 2 quantités de</text:span><text:span text:style-name="T2"> nourriture</text:span><text:span text:style-name="T1"> à l’adversaire et tue une créature présente sur la cellule</text:span></text:p>
          </table:table-cell>
          <table:table-cell table:style-name="Tableau2.A1" office:value-type="string">
            <text:p text:style-name="P15"><text:span text:style-name="T1">Vole 2 quantités de</text:span><text:span text:style-name="T2"> métaux</text:span><text:span text:style-name="T1"> à l’adversaire et tue une créature présente sur la cellule</text:span></text:p>
          </table:table-cell>
          <table:table-cell table:style-name="Tableau2.A1" office:value-type="string">
            <text:p text:style-name="P15"><text:span text:style-name="T1">Vole 2 quantités de </text:span><text:span text:style-name="T2">pierres </text:span><text:span text:style-name="T1">à l’adversaire et tue une créature présente sur la cellule</text:span></text:p>
          </table:table-cell>
          <table:table-cell table:style-name="Tableau2.A1" office:value-type="string">
            <text:p text:style-name="P15"><text:span text:style-name="T1">Vole 2 quantités de</text:span><text:span text:style-name="T5"> bois</text:span><text:span text:style-name="T1"> à l’adversaire et tue une créature présente sur la cellule</text:span></text:p>
          </table:table-cell>
        </table:table-row>
        <table:table-row table:style-name="Tableau2.3">
          <table:table-cell table:style-name="Tableau2.A1" office:value-type="string">
            <text:p text:style-name="P6">Attaque de zone</text:p>
          </table:table-cell>
          <table:table-cell table:style-name="Tableau2.A1" office:value-type="string">
            <text:p text:style-name="P6">Empoisonnement de la cellule visée pendant 3 tours (à chaque tour, chaque créature présente sur la cellule tire un nombre au hasard entre 1 et 6, un autre nombre est tiré par le système, si celui de la créature est plus faible, elle meurt), peut affecter tous les joueurs.</text:p>
          </table:table-cell>
          <table:table-cell table:style-name="Tableau2.A1" office:value-type="string">
            <text:p text:style-name="P6">Les créatures utilisent les armes qu’elles ont forgées et infligent ainsi plus de dégâts jusqu’à la fin du prochain tour (leur dégâts varient de 1 à 9 au lieu de 1 à 6).</text:p>
          </table:table-cell>
          <table:table-cell table:style-name="Tableau2.A1" office:value-type="string">
            <text:p text:style-name="P6">Les créatures lancent des rochers sur les adversaires de la cellule visée, ce qui immobilise tous les adversaires, ils ne peuvent alors pas conquérir de territoire pendant 2 tours.</text:p>
          </table:table-cell>
          <table:table-cell table:style-name="Tableau2.A1" office:value-type="string">
            <text:p text:style-name="P6">Les créatures conquièrent la cellule visée en construisant un abri (qui immunise contre une frappe). Les créatures adverses initialement présentes sur la cellule sont déportées, elle disparaissent temporairement du plan de jeu pendant ce tour et réapparaissent pendant la phase de renfort de l’adversaire qui doit alors les replacer.</text:p>
          </table:table-cell>
        </table:table-row>
      </table:table>
      <text:p text:style-name="P11"/>
      <text:p text:style-name="P25"><text:bookmark text:name="_fpqb0r1q0j8d"/>FIGURE 3 - Capacités spéciales des clans</text:p>
      <text:p text:style-name="P5"/>
      <text:p text:style-name="P38">Le jeu se déroule au tour par tour, chaque tour étant composé de 2 phases : la phase de conquête et la phase de renfort.</text:p>
      <text:p text:style-name="P5"/>
      <text:p text:style-name="P13">Phase de conquête :</text:p>
      <text:p text:style-name="P5"/>
      <text:p text:style-name="P38">Durant cette phase, le joueur peut conquérir des cellules adjacentes à ses propres cellules. Celles-ci peuvent être vides ou déjà conquises par son adversaire. Dans ce dernier cas, un combat a lieu.</text:p>
      <text:p text:style-name="P5"/>
      <text:p text:style-name="P36">Déroulement d’un combat : </text:p>
      <text:p text:style-name="P5"/>
      <text:p text:style-name="P38">Chaque joueur tire un nombre entre 1 et 6 autant de fois qu’il a de créatures sur sa cellule concernée par le combat, le score du joueur est la somme de ces nombres. Le joueur qui a le score le plus élevé remporte le combat.</text:p>
      <text:p text:style-name="P5"/>
      <text:list xml:id="list5193431207087704502" text:style-name="WWNum8">
        <text:list-item>
          <text:p text:style-name="P48">Si l’attaquant remporte le combat avec N créatures, la cellule du défenseur lui appartient et elle dispose alors de N - 1 créatures, la dernière étant restée sur la cellule de l’attaquant.</text:p>
        </text:list-item>
        <text:list-item>
          <text:p text:style-name="P48">Si le défenseur remporte le combat, sa cellule reste intacte et la cellule de l’assaillant ayant attaqué avec N créatures n’en dispose désormais que d’une seule.</text:p>
        </text:list-item>
        <text:list-item>
          <text:p text:style-name="P48"><text:soft-page-break/>S’il y a égalité, on considère que le défenseur a remporté le combat et la règle précédente s’applique.</text:p>
        </text:list-item>
      </text:list>
      <text:p text:style-name="P33"><text:tab/></text:p>
      <text:p text:style-name="P31">Phase de renfort :</text:p>
      <text:p text:style-name="P3"/>
      <text:p text:style-name="P37">Durant cette phase le joueur gagne un certain nombre de créatures, il en gagne automatiquement M ainsi que N supplémentaires par zone sous contrôle (une zone est sous contrôle si toutes les cellules du type de cette zone appartiennent au joueur). De plus si le joueur a conquis la cellule spéciale Sucreries, il gagne K créatures supplémentaires.</text:p>
      <text:p text:style-name="P7">Il doit ensuite disposer l’ensemble de ces nouvelles unités sur les cellules de son territoire sachant que chaque cellule ne peut pas accueillir plus de 5 créatures. </text:p>
      <text:p text:style-name="P3"/>
      <text:p text:style-name="P34"><text:span text:style-name="T4">Seulement si le temps le permet :</text:span><text:span text:style-name="T1"> Les humains interviennent de façon aléatoire au cours du jeu, ils peuvent par exemple marcher sur une cellule et éventuellement tuer des créatures qui s’y trouvent, utiliser le barbecue ou la piscine, tuant toutes les créatures présentes sur ces cellules spéciales, des enfants humains peuvent également faire tomber des sucreries dans le jardin, permettant aux créatures de se nourrir et ainsi de se multiplier plus facilement. </text:span></text:p>
      <text:p text:style-name="P32"/>
      <text:p text:style-name="P23"><text:bookmark text:name="_84f1qgny8774"/><text:bookmark-start text:name="__RefHeading___Toc1342_1366049386"/>1.4. Ressources<text:bookmark-end text:name="__RefHeading___Toc1342_1366049386"/></text:p>
      <text:p text:style-name="P3"/>
      <text:p text:style-name="P3">Globalement nous aurons besoin : </text:p>
      <text:list xml:id="list3542651483637835118" text:style-name="WWNum4">
        <text:list-item>
          <text:p text:style-name="P51">de cellules hexagonales (image format png 512*512 pixels) :</text:p>
        </text:list-item>
      </text:list>
      <text:p text:style-name="P19"><draw:frame draw:style-name="fr2" draw:name="image3.png" text:anchor-type="as-char" svg:width="12.755cm" svg:height="12.755cm" draw:z-index="3"><draw:image xlink:href="Pictures/100000000000020000000200D3B9E883486F08CE.png" xlink:type="simple" xlink:show="embed" xlink:actuate="onLoad"/><svg:desc>hexa2.png</svg:desc></draw:frame></text:p>
      <text:p text:style-name="Heading_20_6"><text:bookmark text:name="_witastcf4pa9"/><text:soft-page-break/>FIGURE 4 - Hexagones représentant les cases</text:p>
      <text:p text:style-name="P8"/>
      <text:list xml:id="list215523329824487" text:continue-numbering="true" text:style-name="WWNum4">
        <text:list-item>
          <text:p text:style-name="P52"><text:span text:style-name="T1">d’un </text:span>filtre<text:span text:style-name="T1"> hexagonal coloré pour signaler l’appartenance d’une cellule à un joueur</text:span></text:p>
        </text:list-item>
        <text:list-item>
          <text:p text:style-name="P51">d’un fond d’écran (pour le moment on considère que le fond sera uni)</text:p>
        </text:list-item>
        <text:list-item>
          <text:p text:style-name="P52"><text:span text:style-name="T1">des group</text:span>es de <text:span text:style-name="T1">personnages (image format png </text:span>512<text:span text:style-name="T1">*</text:span>512<text:span text:style-name="T1"> pixels) : </text:span></text:p>
        </text:list-item>
      </text:list>
      <text:p text:style-name="P3"/>
      <text:p text:style-name="P17"><draw:frame draw:style-name="fr2" draw:name="image6.png" text:anchor-type="as-char" svg:width="13.547cm" svg:height="13.547cm" draw:z-index="1"><draw:image xlink:href="Pictures/100002010000020000000200F272A02A6FA452B0.png" xlink:type="simple" xlink:show="embed" xlink:actuate="onLoad"/><svg:desc>Totalgroupes.png</svg:desc></draw:frame></text:p>
      <text:p text:style-name="P25"><text:bookmark text:name="_u3cbt1ecc7f8"/>FIGURE 5 - Textures pour les personnages</text:p>
      <text:p text:style-name="P29"><text:bookmark text:name="_u2lvc7l4t64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9"><text:bookmark text:name="_azlpaebh2a40"/><text:bookmark-start text:name="__RefHeading___Toc1344_1366049386"/><text:soft-page-break/>2. Description et conception des états<text:bookmark-end text:name="__RefHeading___Toc1344_1366049386"/></text:p>
      <text:p text:style-name="P1"/>
      <text:p text:style-name="P23"><text:bookmark text:name="_6sw6a383h2bh"/><text:bookmark-start text:name="__RefHeading___Toc1346_1366049386"/>2.1. Description des états<text:bookmark-end text:name="__RefHeading___Toc1346_1366049386"/></text:p>
      <text:p text:style-name="P1"/>
      <text:p text:style-name="P16"><text:tab/><text:span text:style-name="T1">Un état du jeu est composé par des éléments qui seront dans une grille hexagonale, et d’autres qui seront hors de la grille. Dans la grille, il y aura des éléments fixes </text:span>(les cellules hexagonales),<text:span text:style-name="T1"> ainsi que des éléments déplaçables par le joueur</text:span> : <text:span text:style-name="T1">les </text:span>créatures<text:span text:style-name="T1"> ainsi que le </text:span>filtre<text:span text:style-name="T1"> indiquant quelle case est sélectionnée. </text:span></text:p>
      <text:p text:style-name="P34">Dans notre code nous créerons donc <text:span text:style-name="T5">deux tableaux d’éléments</text:span> : un contenant les cellules hexagonales, et un autre contenant les créatures disposées sur la grille de jeu.</text:p>
      <text:p text:style-name="P5"/>
      <text:p text:style-name="P16">T<text:span text:style-name="T1">ous les éléments de la grille doivent poss</text:span>éder<text:span text:style-name="T1"> les propriétés suivantes :</text:span></text:p>
      <text:p text:style-name="P16"/>
      <text:list xml:id="list5894522580711887374" text:style-name="WWNum7">
        <text:list-item>
          <text:p text:style-name="P49">Coordonnées (x,y) dans la grille</text:p>
        </text:list-item>
        <text:list-item>
          <text:p text:style-name="P49">Identifiant de type d’élément (nombre qui indiquera la classe de l’élément)</text:p>
        </text:list-item>
        <text:list-item>
          <text:p text:style-name="P53">Le nombre de créatures présentes (soit sur la cellule, soit dans le groupe de créatures)</text:p>
        </text:list-item>
      </text:list>
      <text:p text:style-name="P4"/>
      <text:p text:style-name="P16"><text:span text:style-name="T1">Il faudra aussi gérer l’état de chaque joueur en lice, </text:span><text:span text:style-name="T3">en dehors de</text:span><text:span text:style-name="T6">s tableaux et donc de la grille</text:span><text:span text:style-name="T1">. Il s’agira de garder les propriétés :</text:span></text:p>
      <text:p text:style-name="P16"/>
      <text:list xml:id="list7828188725669671561" text:style-name="WWNum1">
        <text:list-item>
          <text:p text:style-name="P54"><text:span text:style-name="T1">Nom du clan</text:span> </text:p>
        </text:list-item>
        <text:list-item>
          <text:p text:style-name="P54">Liste des créatures appartenant au joueur disposées sur la carte </text:p>
        </text:list-item>
        <text:list-item>
          <text:p text:style-name="P50">Nombre de créatures en stock (qui n’ont pas encore été disposées sur la carte lors de la phase de renfort)</text:p>
        </text:list-item>
        <text:list-item>
          <text:p text:style-name="P54">Noms <text:span text:style-name="T1">des</text:span> cellules spéciales conquises</text:p>
        </text:list-item>
        <text:list-item>
          <text:p text:style-name="P50">Nombre de points de conquête</text:p>
        </text:list-item>
        <text:list-item>
          <text:p text:style-name="P54"><text:span text:style-name="T1">Coordonnées de la dernière </text:span>cellule <text:span text:style-name="T1">sélectionnée</text:span></text:p>
        </text:list-item>
        <text:list-item>
          <text:p text:style-name="P50">Quantités de ressources possédées (nourriture, métaux, pierres, bois)</text:p>
        </text:list-item>
        <text:list-item>
          <text:p text:style-name="P50">Nombre de zones (herbe, boue ou sable) conquises</text:p>
        </text:list-item>
      </text:list>
      <text:p text:style-name="P16"/>
      <text:p text:style-name="P39"><text:bookmark text:name="_4fx51qw42sgp"/><text:bookmark-start text:name="__RefHeading___Toc1348_1366049386"/>2.1.1. Etat des éléments fixes<text:bookmark-end text:name="__RefHeading___Toc1348_1366049386"/></text:p>
      <text:p text:style-name="P1"/>
      <text:p text:style-name="P1">Un premier tableau comportera des éléments nommés «cellules». Sa taille est fixée au démarrage du niveau. Toutes les cellules seront franchissables par les éléments déplaçables.</text:p>
      <text:p text:style-name="P1"/>
      <text:p text:style-name="P14">Elles devront donc comporter les propriétés :</text:p>
      <text:list xml:id="list9157615427764182153" text:style-name="WWNum6">
        <text:list-item>
          <text:p text:style-name="P55">Nombre de personnages présents sur la cellule (attribut issu de la classe mère)</text:p>
        </text:list-item>
        <text:list-item>
          <text:p text:style-name="P55">Joueur présent sur la cellule (désignera la couleur du filtre de la cellule)</text:p>
        </text:list-item>
        <text:list-item>
          <text:p text:style-name="P55">Etat de la cellule lié aux capacités utilisées par les joueurs : normal, empoisonnée ou protégée</text:p>
        </text:list-item>
      </text:list>
      <text:p text:style-name="P14"/>
      <text:p text:style-name="P14">Nous travaillerons néanmoins sur plusieurs types de cellules, qui auront chacun leur spécificité.</text:p>
      <text:p text:style-name="P1"/>
      <text:p text:style-name="P14">Les trois types de cellules qui suivent sont des cellules de zones qui génèrent des ressources.</text:p>
      <text:p text:style-name="P14"><text:tab/></text:p>
      <text:list xml:id="list4663763352763981160" text:style-name="WWNum5">
        <text:list-item>
          <text:p text:style-name="P56">Les cellules « herbe » : comporteront la texture herbe</text:p>
        </text:list-item>
        <text:list-item>
          <text:p text:style-name="P56">Les cellules «sable» : comporteront la texture sable</text:p>
        </text:list-item>
        <text:list-item>
          <text:p text:style-name="P56"><text:soft-page-break/>Les cellules «boue» : comporteront la texture boue</text:p>
        </text:list-item>
      </text:list>
      <text:p text:style-name="P1"/>
      <text:p text:style-name="P1"/>
      <text:p text:style-name="P14">Les quatre types de cellules suivants apportent un pouvoir au clan auquel elles appartiennent. On associera ce pouvoir dans le moteur de jeu grâce à l’attribut SpecialCellID.</text:p>
      <text:p text:style-name="P14"/>
      <text:list xml:id="list6594214334999311722" text:style-name="WWNum2">
        <text:list-item>
          <text:p text:style-name="P57">La cellule «ciel» : comportera la texture ciel/jet-pack. Permet d’attaquer n’importe quelle <text:tab/>case adverse, quelle que soit sa position. </text:p>
        </text:list-item>
        <text:list-item>
          <text:p text:style-name="P57">La cellule «sucreries» : comportera la texture sucreries. Permet de générer trois personnages supplémentaires lors de la phase de renfort. </text:p>
        </text:list-item>
        <text:list-item>
          <text:p text:style-name="P59">La cellule «barbecue» : comportera la texture barbecue. Permet de tuer gratuitement 3 personnages d’une case adverse adjacente. </text:p>
        </text:list-item>
        <text:list-item>
          <text:p text:style-name="P59">La cellule «piscine» : comportera la texture piscine. Même pouvoir que pour la case «barbecue ». </text:p>
        </text:list-item>
      </text:list>
      <text:p text:style-name="P1"/>
      <text:p text:style-name="P22"><text:bookmark text:name="_agpjntr3wk2r"/><text:bookmark-start text:name="__RefHeading___Toc1350_1366049386"/>2.1.2. Etat des éléments déplaçables<text:bookmark-end text:name="__RefHeading___Toc1350_1366049386"/></text:p>
      <text:p text:style-name="P1"/>
      <text:p text:style-name="P14">Les éléments déplaçables seront déplacés comme des pions par le joueur. Ceux présents sur la grille seront stockés dans un tableau dans la classe State, tandis que d’autres seront en possession du joueur. A chaque élément doit donc être associé le joueur auquel il appartient.</text:p>
      <text:p text:style-name="P14"/>
      <text:p text:style-name="P14"/>
      <text:p text:style-name="P14"><text:span text:style-name="T5">Élément déplaçable « Ensemble de personnages » :</text:span> Lorsqu’un joueur attaque une cellule adverse, c’est l’ensemble des personnages d’une de ses cellules qui part au combat. On doit donc disposer d’une classe qui sera un groupe de personnages. En outre lors de la phase de renfort, le joueur doit pouvoir disposer individuellement ses personnages sur une case. C’est pourquoi un groupe de personnages peut comporter entre 1 et 5 personnages. Cette classe doit avoir comme propriétés le nombre de personnages concernés.</text:p>
      <text:p text:style-name="P1"/>
      <text:p text:style-name="P22"><text:bookmark text:name="_7y7ik7e3kn0g"/><text:bookmark-start text:name="__RefHeading___Toc1352_1366049386"/>2.1.3. Etat général<text:bookmark-end text:name="__RefHeading___Toc1352_1366049386"/></text:p>
      <text:p text:style-name="P1"/>
      <text:p text:style-name="P14">A un niveau supérieur aux éléments décrits précédemment, nous devons ajouter :</text:p>
      <text:list xml:id="list3345123612406010534" text:style-name="WWNum3">
        <text:list-item>
          <text:p text:style-name="P58">Le nombre total de cellules de la grille</text:p>
        </text:list-item>
        <text:list-item>
          <text:p text:style-name="P58">Un tableau d’éléments “Cellules”</text:p>
        </text:list-item>
        <text:list-item>
          <text:p text:style-name="P58">Un tableau d’éléments “Groupe de créature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23"><text:bookmark text:name="_t8od10stayp5"/><text:bookmark-start text:name="__RefHeading___Toc1354_1366049386"/>2.2. Conception Logicielle<text:bookmark-end text:name="__RefHeading___Toc1354_1366049386"/></text:p>
      <text:p text:style-name="P1"/>
      <text:p text:style-name="P1">Nous avons choisi de mettre en évidence les classes suivantes dans notre diagramme des classes :</text:p>
      <text:p text:style-name="P1"/>
      <table:table table:name="Tableau3" table:style-name="Tableau3">
        <table:table-column table:style-name="Tableau3.A"/>
        <table:table-column table:style-name="Tableau3.B"/>
        <table:table-row table:style-name="Tableau3.1">
          <table:table-cell table:style-name="Tableau3.A1" office:value-type="string">
            <text:p text:style-name="P20">Nom</text:p>
          </table:table-cell>
          <table:table-cell table:style-name="Tableau3.A1" office:value-type="string">
            <text:p text:style-name="P20">Rôle de la classe</text:p>
          </table:table-cell>
        </table:table-row>
        <table:table-row table:style-name="Tableau3.1">
          <table:table-cell table:style-name="Tableau3.A1" office:value-type="string">
            <text:p text:style-name="P18">State</text:p>
          </table:table-cell>
          <table:table-cell table:style-name="Tableau3.A1" office:value-type="string">
            <text:p text:style-name="P18">Représente l'état actuel du jeu : contient un tableau des créatures présentes sur la grille de jeu et un tableau contenant les cellules de la grille, ainsi que le nombre de cellules de la grille.</text:p>
          </table:table-cell>
        </table:table-row>
        <table:table-row table:style-name="Tableau3.1">
          <table:table-cell table:style-name="Tableau3.A1" office:value-type="string">
            <text:p text:style-name="P18">ElementTab</text:p>
          </table:table-cell>
          <table:table-cell table:style-name="Tableau3.A1" office:value-type="string">
            <text:p text:style-name="P18">C'est un tableau composé d’éléments.</text:p>
          </table:table-cell>
        </table:table-row>
        <table:table-row table:style-name="Tableau3.1">
          <table:table-cell table:style-name="Tableau3.A1" office:value-type="string">
            <text:p text:style-name="P18">Element</text:p>
          </table:table-cell>
          <table:table-cell table:style-name="Tableau3.A1" office:value-type="string">
            <text:p text:style-name="P18">Peut être une cellule ou un groupe de créatures, permet d'obtenir leur position</text:p>
          </table:table-cell>
        </table:table-row>
        <table:table-row table:style-name="Tableau3.1">
          <table:table-cell table:style-name="Tableau3.A1" office:value-type="string">
            <text:p text:style-name="P18">Player</text:p>
          </table:table-cell>
          <table:table-cell table:style-name="Tableau3.A1" office:value-type="string">
            <text:p text:style-name="P18">Regroupe l'ensemble des variables dl'état du joueur</text:p>
          </table:table-cell>
        </table:table-row>
        <table:table-row table:style-name="Tableau3.1">
          <table:table-cell table:style-name="Tableau3.A1" office:value-type="string">
            <text:p text:style-name="P18">Cell</text:p>
          </table:table-cell>
          <table:table-cell table:style-name="Tableau3.A1" office:value-type="string">
            <text:p text:style-name="P18">Elément fixe de la grille</text:p>
          </table:table-cell>
        </table:table-row>
        <table:table-row table:style-name="Tableau3.1">
          <table:table-cell table:style-name="Tableau3.A1" office:value-type="string">
            <text:p text:style-name="P18">&lt;&lt;enumeration&gt;&gt;</text:p>
            <text:p text:style-name="P18">CellState</text:p>
          </table:table-cell>
          <table:table-cell table:style-name="Tableau3.A1" office:value-type="string">
            <text:p text:style-name="P18">Identifie l'état de la cellule, ce qui permettra plus tard de modifier les phases de combat ayant lieu sur celle-ci.</text:p>
          </table:table-cell>
        </table:table-row>
        <table:table-row table:style-name="Tableau3.1">
          <table:table-cell table:style-name="Tableau3.A1" office:value-type="string">
            <text:p text:style-name="P18">SimpleCell</text:p>
          </table:table-cell>
          <table:table-cell table:style-name="Tableau3.A1" office:value-type="string">
            <text:p text:style-name="P18">Type de cellule destiné à fournir des ressources au joueur. La classe identifie le nombre et le type de ressources que la cellule offre à chaque tour.</text:p>
          </table:table-cell>
        </table:table-row>
        <table:table-row table:style-name="Tableau3.9">
          <table:table-cell table:style-name="Tableau3.A1" office:value-type="string">
            <text:p text:style-name="P18">SpecialCell</text:p>
          </table:table-cell>
          <table:table-cell table:style-name="Tableau3.A1" office:value-type="string">
            <text:p text:style-name="P18">Type de cellule destiné à fournir des pouvoirs supplémentaires au joueur. Identifie le nombre et le type de ressources dont la cellule a besoin pour déclencher son pouvoir.</text:p>
          </table:table-cell>
        </table:table-row>
        <table:table-row table:style-name="Tableau3.1">
          <table:table-cell table:style-name="Tableau3.A1" office:value-type="string">
            <text:p text:style-name="P18">&lt;&lt;enumeration&gt;&gt;</text:p>
            <text:p text:style-name="P18">SimpleCellID</text:p>
          </table:table-cell>
          <table:table-cell table:style-name="Tableau3.A1" office:value-type="string">
            <text:p text:style-name="P18">Caractérise le type de sol présent sur la cellule : sable, boue ou herbe</text:p>
          </table:table-cell>
        </table:table-row>
        <table:table-row table:style-name="Tableau3.1">
          <table:table-cell table:style-name="Tableau3.A1" office:value-type="string">
            <text:p text:style-name="P18">&lt;&lt;enumeration&gt;&gt;</text:p>
            <text:p text:style-name="P18">SpecialCellID</text:p>
          </table:table-cell>
          <table:table-cell table:style-name="Tableau3.A1" office:value-type="string">
            <text:p text:style-name="P18">Caractérise le type d’objet présent sur la cellule : le pot de sucreries, la piscine, le barbecue ou le jet-pack. Déterminera plus tard le type de pouvoir que gagne le joueur en conquérant la cellule.</text:p>
          </table:table-cell>
        </table:table-row>
        <table:table-row table:style-name="Tableau3.1">
          <table:table-cell table:style-name="Tableau3.A1" office:value-type="string">
            <text:p text:style-name="P18">&lt;&lt;enumeration&gt;&gt;</text:p>
            <text:p text:style-name="P18">TypeID</text:p>
          </table:table-cell>
          <table:table-cell table:style-name="Tableau3.A1" office:value-type="string">
            <text:p text:style-name="P18">Caractérise le type d’élément, généralise les deux énumerations précédentes.</text:p>
          </table:table-cell>
        </table:table-row>
        <table:table-row table:style-name="Tableau3.1">
          <table:table-cell table:style-name="Tableau3.A1" office:value-type="string">
            <text:p text:style-name="P18">CreaturesGroup</text:p>
          </table:table-cell>
          <table:table-cell table:style-name="Tableau3.A1" office:value-type="string">
            <text:p text:style-name="P18">Elements déplaçables du jeu.</text:p>
          </table:table-cell>
        </table:table-row>
        <table:table-row table:style-name="Tableau3.1">
          <table:table-cell table:style-name="Tableau3.A1" office:value-type="string">
            <text:p text:style-name="P18">&lt;&lt;enumeration&gt;&gt;</text:p>
            <text:p text:style-name="P18">CreaturesID</text:p>
          </table:table-cell>
          <table:table-cell table:style-name="Tableau3.A1" office:value-type="string">
            <text:p text:style-name="P18">Identifie le type de créatures. Permettra plus tard de caractériser leur type d’attaque ainsi que les ressources qu'elle peuvent voler</text:p>
          </table:table-cell>
        </table:table-row>
        <table:table-row table:style-name="Tableau3.1">
          <table:table-cell table:style-name="Tableau3.A1" office:value-type="string">
            <text:p text:style-name="P18">PlayerRessources</text:p>
          </table:table-cell>
          <table:table-cell table:style-name="Tableau3.A1" office:value-type="string">
            <text:p text:style-name="P18">Donne l'état des ressources du joueur, peut également les modifier</text:p>
          </table:table-cell>
        </table:table-row>
        <table:table-row table:style-name="Tableau3.1">
          <table:table-cell table:style-name="Tableau3.A1" office:value-type="string">
            <text:p text:style-name="P18">&lt;&lt;enumeration&gt;&gt;</text:p>
            <text:p text:style-name="P18">ClanNameID</text:p>
          </table:table-cell>
          <table:table-cell table:style-name="Tableau3.A1" office:value-type="string">
            <text:p text:style-name="P18">Associe à chaque joueur un type de créatures</text:p>
          </table:table-cell>
        </table:table-row>
      </table:table>
      <text:p text:style-name="P1"/>
      <text:p text:style-name="P21">Voici notre diagramme des classes de l’état :</text:p>
      <text:p text:style-name="P1"/>
      <text:p text:style-name="P1"/>
      <text:p text:style-name="P61"><draw:frame draw:style-name="fr3" draw:name="Image1" text:anchor-type="paragraph" svg:x="-1.499cm" svg:y="0.021cm" svg:width="28.7cm" svg:height="16.311cm" draw:z-index="2"><draw:image xlink:href="Pictures/10000000000009B600000585B18AD54BE6256E0C.jpg" xlink:type="simple" xlink:show="embed" xlink:actuate="onLoad"/></draw:frame>FIGURE 6 – <text:span text:style-name="T7">Diagramme des classes de l’état</text:span></text:p>
      <text:p text:style-name="Heading_20_1"><text:bookmark-start text:name="__RefHeading___Toc1356_1366049386"/><text:soft-page-break/>3. Rendu : stratégie et conception<text:bookmark-end text:name="__RefHeading___Toc1356_1366049386"/></text:p>
      <text:p text:style-name="Standard"/>
      <text:p text:style-name="Heading_20_2"><text:bookmark-start text:name="__RefHeading___Toc1327_2030452551"/>3.1. Stratégie de rendu d’un état<text:bookmark-end text:name="__RefHeading___Toc1327_2030452551"/></text:p>
      <text:p text:style-name="P40"/>
      <text:p text:style-name="P40"><text:tab/>Pour le rendu d’un état, nous découpons la scène à rendre en trois plans :</text:p>
      <text:list xml:id="list6496586860686336332" text:style-name="L1">
        <text:list-item>
          <text:p text:style-name="P45">le plan contenant les cellules</text:p>
        </text:list-item>
        <text:list-item>
          <text:p text:style-name="P45">le plan contenant les créatures disposées sur la carte</text:p>
        </text:list-item>
        <text:list-item>
          <text:p text:style-name="P45">le plan des informations (nombre de créatures que l’on peut placer, pouvoirs disponibles, etc)</text:p>
        </text:list-item>
      </text:list>
      <text:p text:style-name="P40"/>
      <text:p text:style-name="P41"><text:tab/>Chaque plan contiendra deux informations qui seront transmises à la carte graphique : une unique texture contenant les cellules hexagonales et une unique texture avec la position des éléments et les coordonnées dans la texture. </text:p>
      <text:p text:style-name="P41"/>
      <text:p text:style-name="P41"><text:tab/>Le plan comportant les cellules sera initialisé en début de partie et une fois la partie commencée les cellules gardent la même place. La seule modification qui leur sera apportée sera <text:span text:style-name="T8">éventuellement</text:span> d’imposer un contour ou un filtre coloré correspondant au joueur 1 ou au joueur 2 selon l’appartenance de la cellule à l’un d’entre eux. Ces changements seront gérés en mettant à jour la matrice du plan.</text:p>
      <text:p text:style-name="P41"/>
      <text:p text:style-name="P41"><text:tab/>Nous avons pour cela besoin d’une horloge qui aura comme ordre de grandeur de fréquence 4-12 Hz.</text:p>
      <text:p text:style-name="P41"/>
      <text:p text:style-name="Heading_20_2"><text:bookmark-start text:name="__RefHeading___Toc1329_2030452551"/>3.2. Conception logiciel<text:bookmark-end text:name="__RefHeading___Toc1329_2030452551"/></text:p>
      <text:p text:style-name="P41"/>
      <text:p text:style-name="P47">Voilà notre diagramme des classes de rendu :</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62"><draw:frame draw:style-name="fr4" draw:name="Image2" text:anchor-type="paragraph" svg:width="25.7cm" svg:height="16.043cm" draw:z-index="4"><draw:image xlink:href="Pictures/10000000000008B10000056DFB6D72C7E583B121.jpg" xlink:type="simple" xlink:show="embed" xlink:actuate="onLoad"/></draw:frame>FIGURE <text:span text:style-name="T9">7</text:span> – <text:span text:style-name="T7">Diagramme des classes du rendu</text:span></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style:font-name-asian="Proxima Nova1" style:font-size-asian="11pt" style:language-asian="zh" style:country-asian="CN" style:font-style-asian="normal" style:font-weight-asian="normal" style:font-name-complex="Proxima Nov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fo:background-color="#ffffff" style:font-name-asian="Proxima Nova1" style:font-size-asian="11pt" style:language-asian="zh" style:country-asian="CN" style:font-style-asian="normal" style:font-weight-asian="normal" style:font-name-complex="Proxima Nov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15%" fo:text-align="justify" style:justify-single-word="false" fo:keep-together="auto" fo:orphans="2" fo:widows="2" fo:text-indent="0cm" style:auto-text-indent="false" fo:background-color="#ffffff"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margin-top="0cm" fo:margin-bottom="0cm" loext:contextual-spacing="true" fo:keep-together="always" fo:text-indent="-0.635cm" style:auto-text-indent="false" fo:keep-with-next="always"/>
      <style:text-properties fo:color="#990000" style:font-name="Proxima Nova" fo:font-family="'Proxima Nova'" style:font-family-generic="roman" style:font-pitch="variable" fo:font-size="18pt" style:font-name-asian="Proxima Nova1" style:font-family-asian="'Proxima Nova'" style:font-family-generic-asian="system" style:font-pitch-asian="variable" style:font-size-asian="18pt" style:font-name-complex="Proxima Nova1" style:font-family-complex="'Proxima Nova'"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2.54cm" fo:margin-right="0cm" fo:margin-top="0cm" fo:margin-bottom="0cm" loext:contextual-spacing="true" fo:keep-together="always" fo:text-indent="-0.635cm" style:auto-text-indent="false" fo:keep-with-next="always"/>
      <style:text-properties fo:color="#e69138" style:font-name="Proxima Nova" fo:font-family="'Proxima Nova'" style:font-family-generic="roman" style:font-pitch="variable" fo:font-size="14pt" style:font-name-asian="Proxima Nova1" style:font-family-asian="'Proxima Nova'" style:font-family-generic-asian="system" style:font-pitch-asian="variable" style:font-size-asian="14pt" style:font-name-complex="Proxima Nova1" style:font-family-complex="'Proxima Nova'"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1.27cm" fo:margin-right="0cm" fo:line-height="100%" fo:text-align="justify" style:justify-single-word="false" fo:keep-together="always" fo:text-indent="1.27cm" style:auto-text-indent="false" fo:keep-with-next="always"/>
      <style:text-properties fo:color="#6aa84f" style:font-name="Proxima Nova" fo:font-family="'Proxima Nova'" style:font-family-generic="roman" style:font-pitch="variable" fo:font-size="12pt" style:font-name-asian="Proxima Nova1" style:font-family-asian="'Proxima Nova'" style:font-family-generic-asian="system" style:font-pitch-asian="variable" style:font-size-asian="12pt" style:font-name-complex="Proxima Nova1" style:font-family-complex="'Proxima Nov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line-height="100%" fo:text-align="center" style:justify-single-word="false" fo:keep-together="always" fo:keep-with-next="always"/>
      <style:text-properties fo:color="#999999" style:font-name="Proxima Nova" fo:font-family="'Proxima Nova'" style:font-family-generic="roman" style:font-pitch="variable" fo:font-size="10pt" style:font-name-asian="Proxima Nova1" style:font-family-asian="'Proxima Nova'" style:font-family-generic-asian="system" style:font-pitch-asian="variable" style:font-size-asian="10pt" style:font-name-complex="Proxima Nova1" style:font-family-complex="'Proxima Nova'"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0pt" style:font-size-asian="20pt" style:font-size-complex="20pt"/>
    </style:style>
    <style:style style:name="Footer" style:family="paragraph" style:parent-style-name="Standard" style:class="extra"/>
    <style:style style:name="Table_20_Contents" style:display-name="Table Contents" style:family="paragraph" style:parent-style-name="Standard" style:class="extra"/>
    <style:style style:name="Contents_20_5" style:display-name="Contents 5" style:family="paragraph" style:parent-style-name="Index" style:class="index"/>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color="#990000"/>
    </style:style>
    <style:style style:name="Contents_20_2" style:display-name="Contents 2" style:family="paragraph" style:parent-style-name="Index" style:class="index">
      <style:paragraph-properties>
        <style:tab-stops>
          <style:tab-stop style:position="15.921cm" style:type="right" style:leader-style="dotted" style:leader-text="."/>
        </style:tab-stops>
      </style:paragraph-properties>
      <style:text-properties fo:color="#ff950e"/>
    </style:style>
    <style:style style:name="Contents_20_3" style:display-name="Contents 3" style:family="paragraph" style:parent-style-name="Index" style:class="index">
      <style:paragraph-properties>
        <style:tab-stops>
          <style:tab-stop style:position="15.921cm" style:type="right" style:leader-style="dotted" style:leader-text="."/>
        </style:tab-stops>
      </style:paragraph-properties>
      <style:text-properties fo:color="#579d1c"/>
    </style:style>
    <style:style style:name="Contents_20_Heading" style:display-name="Contents Heading" style:family="paragraph" style:parent-style-name="Heading" style:class="index"/>
    <style:style style:name="ListLabel_20_1" style:display-name="ListLabel 1" style:family="text">
      <style:text-properties style:font-name="Proxima Nova" fo:font-family="'Proxima Nov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roxima Nova" fo:font-family="'Proxima Nov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Proxima Nova" fo:font-family="'Proxima Nova'"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Proxima Nova" fo:font-family="'Proxima Nova'"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Proxima Nova" fo:font-family="'Proxima Nova'"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end" style:justify-single-word="false"/>
    </style:style>
    <style:page-layout style:name="Mpm1">
      <style:page-layout-properties fo:page-width="21.001cm" fo:page-height="29.7cm" style:num-format="1" style:print-orientation="portrait" fo:margin-top="1.998cm" fo:margin-bottom="1.27cm" fo:margin-left="2.54cm" fo:margin-right="2.54cm" style:writing-mode="lr-tb" style:layout-grid-color="#c0c0c0" style:layout-grid-lines="2570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28cm" fo:margin-left="0cm" fo:margin-right="0cm" fo:margin-top="0.628cm" style:dynamic-spacing="tru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Landscape" style:page-layout-name="Mpm2"/>
    <style:master-page style:name="Mon_20_Paysage" style:display-name="Mon Pays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26T21:55:21.234036812</dc:date>
    <meta:editing-duration>PT43M51S</meta:editing-duration>
    <meta:editing-cycles>15</meta:editing-cycles>
    <meta:generator>LibreOffice/5.1.6.2$Linux_X86_64 LibreOffice_project/10m0$Build-2</meta:generator>
    <meta:document-statistic meta:table-count="3" meta:image-count="5" meta:object-count="0" meta:page-count="13" meta:paragraph-count="193" meta:word-count="2447" meta:character-count="14846" meta:non-whitespace-character-count="12596"/>
  </office:meta>
</office:document-meta>
</file>